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orizontal_20_Line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41541"/>
    </style:style>
    <style:style style:name="P3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P4" style:family="paragraph" style:parent-style-name="Heading">
      <style:text-properties style:font-name="Times New Roman" fo:font-size="14pt" style:font-size-asian="14pt" style:font-size-complex="14pt"/>
    </style:style>
    <style:style style:name="P5" style:family="paragraph" style:parent-style-name="Horizontal_20_Line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6" style:family="paragraph" style:parent-style-name="Horizontal_20_Line">
      <style:paragraph-properties fo:text-align="center" style:justify-single-word="false" style:writing-mode="lr-tb"/>
      <style:text-properties style:font-name="Times New Roman" fo:font-size="14pt" officeooo:rsid="0016c35e" officeooo:paragraph-rsid="0016c35e" style:font-size-asian="14pt" style:font-size-complex="14pt"/>
    </style:style>
    <style:style style:name="P7" style:family="paragraph" style:parent-style-name="Horizontal_20_Line">
      <style:paragraph-properties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8" style:family="paragraph" style:parent-style-name="Horizontal_20_Line">
      <style:paragraph-properties fo:text-align="center" style:justify-single-word="false" style:writing-mode="lr-tb"/>
      <style:text-properties style:font-name="Times New Roman" fo:font-size="14pt" fo:font-weight="normal" officeooo:paragraph-rsid="0016c35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41541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text-align="start" style:justify-single-word="false" style:writing-mode="lr-tb"/>
    </style:style>
    <style:style style:name="P12" style:family="paragraph" style:parent-style-name="Text_20_body" style:list-style-name="WWNum2">
      <style:paragraph-properties fo:text-align="start" style:justify-single-word="false" style:writing-mode="lr-tb"/>
    </style:style>
    <style:style style:name="P13" style:family="paragraph" style:parent-style-name="Text_20_body" style:list-style-name="WWNum3">
      <style:paragraph-properties fo:text-align="start" style:justify-single-word="false" style:writing-mode="lr-tb"/>
      <style:text-properties officeooo:paragraph-rsid="0016c35e"/>
    </style:style>
    <style:style style:name="P14" style:family="paragraph" style:parent-style-name="Text_20_body" style:list-style-name="WWNum3">
      <style:paragraph-properties fo:text-align="start" style:justify-single-word="false" style:writing-mode="lr-tb"/>
      <style:text-properties officeooo:paragraph-rsid="001775bc"/>
    </style:style>
    <style:style style:name="P15" style:family="paragraph" style:parent-style-name="Text_20_body" style:list-style-name="WWNum4">
      <style:paragraph-properties fo:text-align="start" style:justify-single-word="false" style:writing-mode="lr-tb"/>
    </style:style>
    <style:style style:name="P16" style:family="paragraph" style:parent-style-name="Text_20_body" style:list-style-name="WWNum5">
      <style:paragraph-properties fo:text-align="start" style:justify-single-word="false" style:writing-mode="lr-tb"/>
    </style:style>
    <style:style style:name="P17" style:family="paragraph" style:parent-style-name="Text_20_body" style:list-style-name="WWNum9">
      <style:paragraph-properties fo:text-align="start" style:justify-single-word="false" style:writing-mode="lr-tb"/>
    </style:style>
    <style:style style:name="P18" style:family="paragraph" style:parent-style-name="Text_20_body" style:list-style-name="WWNum9">
      <style:paragraph-properties fo:text-align="start" style:justify-single-word="false" style:writing-mode="lr-tb"/>
      <style:text-properties officeooo:paragraph-rsid="001775bc"/>
    </style:style>
    <style:style style:name="P19" style:family="paragraph" style:parent-style-name="Text_20_body" style:list-style-name="WWNum10">
      <style:paragraph-properties fo:text-align="start" style:justify-single-word="false" style:writing-mode="lr-tb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16c35e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paragraph-rsid="00141541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1775bc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192a35"/>
    </style:style>
    <style:style style:name="P24" style:family="paragraph" style:parent-style-name="Text_20_body" style:list-style-name="L4">
      <style:paragraph-properties fo:text-align="start" style:justify-single-word="false" style:writing-mode="lr-tb"/>
      <style:text-properties officeooo:paragraph-rsid="0016c35e"/>
    </style:style>
    <style:style style:name="P25" style:family="paragraph" style:parent-style-name="Text_20_body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26" style:family="paragraph" style:parent-style-name="Text_20_body" style:list-style-name="WWNum11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27" style:family="paragraph" style:parent-style-name="Text_20_body" style:list-style-name="WWNum9">
      <style:paragraph-properties fo:text-align="start" style:justify-single-word="false" style:writing-mode="lr-tb"/>
      <style:text-properties style:font-name="Times New Roman" fo:font-size="14pt" officeooo:paragraph-rsid="001775bc" style:font-size-asian="14pt" style:font-size-complex="14pt"/>
    </style:style>
    <style:style style:name="P28" style:family="paragraph" style:parent-style-name="Text_20_body">
      <style:paragraph-properties fo:text-align="start" style:justify-single-word="false" style:writing-mode="lr-tb"/>
      <style:text-properties style:font-name="Times New Roman" fo:font-size="14pt" officeooo:rsid="0014fc12" officeooo:paragraph-rsid="0014fc12" style:font-size-asian="14pt" style:font-size-complex="14pt"/>
    </style:style>
    <style:style style:name="T1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text-position="0% 100%" style:font-name="Times New Roman" fo:font-weight="normal" style:font-weight-asian="normal" style:font-weight-complex="normal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3pt" style:font-size-asian="13pt" style:font-size-complex="13pt"/>
    </style:style>
    <style:style style:name="T7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c35e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4fc12" style:font-size-asian="14pt" style:font-size-complex="14pt"/>
    </style:style>
    <style:style style:name="T14" style:family="text">
      <style:text-properties fo:font-size="14pt" officeooo:rsid="0019a12a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6c35e" style:font-size-asian="14pt" style:font-weight-asian="bold" style:font-size-complex="14pt" style:font-weight-complex="bold"/>
    </style:style>
    <style:style style:name="T1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141541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19a12a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14154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9a12a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b232f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92a35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style="normal" fo:font-weight="bold" officeooo:rsid="001775bc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size="14pt" fo:font-style="normal" fo:font-weight="bold" officeooo:rsid="00141541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14pt" fo:font-style="normal" fo:font-weight="bold" officeooo:rsid="00192a35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officeooo:rsid="0016c35e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Times New Roman" fo:font-size="14pt" fo:font-weight="bold" officeooo:rsid="0016c35e" style:font-size-asian="14pt" style:font-weight-asian="bold" style:font-size-complex="14pt" style:font-weight-complex="bold"/>
    </style:style>
    <style:style style:name="T3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1775bc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192a35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Times New Roman" fo:font-size="14pt" fo:font-style="italic" fo:font-weight="normal" officeooo:rsid="00141541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Times New Roman" fo:font-size="14pt" fo:font-style="italic" fo:font-weight="normal" officeooo:rsid="0019a12a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Times New Roman" fo:font-size="14pt" fo:font-style="normal" fo:font-weight="normal" officeooo:rsid="00141541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Times New Roman" fo:font-size="14pt" fo:font-style="normal" fo:font-weight="normal" officeooo:rsid="00192a35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Times New Roman" fo:font-size="14pt" fo:font-style="normal" fo:font-weight="normal" officeooo:rsid="0019a12a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Times New Roman" fo:font-size="14pt" fo:font-style="normal" fo:font-weight="normal" officeooo:rsid="001b232f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style:font-name="Times New Roman" fo:font-size="14pt" fo:font-style="normal" fo:font-weight="bold" officeooo:rsid="001775b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style:font-name="Times New Roman" fo:font-size="14pt" fo:font-style="normal" fo:font-weight="bold" officeooo:rsid="00141541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style:font-name="Times New Roman" fo:font-size="14pt" fo:font-style="normal" fo:font-weight="bold" officeooo:rsid="00192a35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style:font-name="Times New Roman" fo:font-size="14pt" officeooo:rsid="0014fc12" style:font-size-asian="14pt" style:font-size-complex="14pt"/>
    </style:style>
    <style:style style:name="T51" style:family="text">
      <style:text-properties style:font-name="Times New Roman" fo:font-size="14pt" officeooo:rsid="0019a12a" style:font-size-asian="14pt" style:font-size-complex="14pt"/>
    </style:style>
    <style:style style:name="T52" style:family="text">
      <style:text-properties style:font-name="Times New Roman" fo:font-size="14pt" officeooo:rsid="001b232f" style:font-size-asian="14pt" style:font-size-complex="14pt"/>
    </style:style>
    <style:style style:name="T53" style:family="text">
      <style:text-properties style:font-name="Times New Roman" officeooo:rsid="0014fc12"/>
    </style:style>
    <style:style style:name="T54" style:family="text">
      <style:text-properties style:font-name="Times New Roman" fo:font-weight="normal" style:font-weight-asian="normal" style:font-weight-complex="normal"/>
    </style:style>
    <style:style style:name="T55" style:family="text">
      <style:text-properties style:font-name="Times New Roman" fo:font-weight="bold" style:font-weight-asian="bold" style:font-weight-complex="bold"/>
    </style:style>
    <style:style style:name="T56" style:family="text">
      <style:text-properties style:font-name="Times New Roman" fo:font-weight="bold" officeooo:rsid="0016c35e" style:font-weight-asian="bold" style:font-weight-complex="bold"/>
    </style:style>
    <style:style style:name="T5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font-name="Times New Roman" fo:font-style="italic" fo:font-weight="normal" officeooo:rsid="00141541" style:font-style-asian="italic" style:font-weight-asian="normal" style:font-style-complex="italic" style:font-weight-complex="normal"/>
    </style:style>
    <style:style style:name="T59" style:family="text">
      <style:text-properties style:font-name="Times New Roman" fo:font-style="italic" fo:font-weight="normal" officeooo:rsid="0019a12a" style:font-style-asian="italic" style:font-weight-asian="normal" style:font-style-complex="italic" style:font-weight-complex="normal"/>
    </style:style>
    <style:style style:name="T6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Times New Roman" fo:font-style="normal" fo:font-weight="normal" officeooo:rsid="00141541" style:font-style-asian="normal" style:font-weight-asian="normal" style:font-style-complex="normal" style:font-weight-complex="normal"/>
    </style:style>
    <style:style style:name="T62" style:family="text">
      <style:text-properties style:font-name="Times New Roman" fo:font-style="normal" fo:font-weight="normal" officeooo:rsid="0019a12a" style:font-style-asian="normal" style:font-weight-asian="normal" style:font-style-complex="normal" style:font-weight-complex="normal"/>
    </style:style>
    <style:style style:name="T63" style:family="text">
      <style:text-properties style:font-name="Times New Roman" fo:font-style="normal" fo:font-weight="normal" officeooo:rsid="001b232f" style:font-style-asian="normal" style:font-weight-asian="normal" style:font-style-complex="normal" style:font-weight-complex="normal"/>
    </style:style>
    <style:style style:name="T64" style:family="text">
      <style:text-properties style:font-name="Times New Roman" fo:font-style="normal" fo:font-weight="normal" officeooo:rsid="00192a35" style:font-style-asian="normal" style:font-weight-asian="normal" style:font-style-complex="normal" style:font-weight-complex="normal"/>
    </style:style>
    <style:style style:name="T65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style:font-name="Times New Roman" fo:font-style="normal" fo:font-weight="bold" officeooo:rsid="001775bc" style:font-style-asian="normal" style:font-weight-asian="bold" style:font-style-complex="normal" style:font-weight-complex="bold"/>
    </style:style>
    <style:style style:name="T67" style:family="text">
      <style:text-properties style:font-name="Times New Roman" fo:font-style="normal" fo:font-weight="bold" officeooo:rsid="00141541" style:font-style-asian="normal" style:font-weight-asian="bold" style:font-style-complex="normal" style:font-weight-complex="bold"/>
    </style:style>
    <style:style style:name="T68" style:family="text">
      <style:text-properties style:font-name="Times New Roman" fo:font-style="normal" fo:font-weight="bold" officeooo:rsid="00192a35" style:font-style-asian="normal" style:font-weight-asian="bold" style:font-style-complex="normal" style:font-weight-complex="bold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officeooo:rsid="0019a1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EDWIN MURIMI WACIRA</text:span></text:p>
      <text:p text:style-name="P2"><text:span text:style-name="T49"><text:s/></text:span><text:span text:style-name="T50">Phone : </text:span><text:span text:style-name="T49">+254711503927 <text:s/></text:span><text:span text:style-name="T50">| </text:span><text:span text:style-name="T49">email:</text:span><text:a xlink:type="simple" xlink:href="mailto:edwinmurimi19@gmail.com" text:style-name="Internet_20_link" text:visited-style-name="Visited_20_Internet_20_Link"><text:span text:style-name="Internet_20_link"><text:span text:style-name="T49">edwinmurimi19@gmail.com</text:span></text:span></text:a><text:span text:style-name="T49"> </text:span></text:p>
      <text:p text:style-name="P2"><text:a xlink:type="simple" xlink:href="https://github.com/codewin1" text:style-name="Internet_20_link" text:visited-style-name="Visited_20_Internet_20_Link"><text:span text:style-name="T50">Github profile</text:span></text:a><text:span text:style-name="T50"> | </text:span><text:a xlink:type="simple" xlink:href="https://linkedin.com/in/murimiedwin" text:style-name="Internet_20_link" text:visited-style-name="Visited_20_Internet_20_Link"><text:span text:style-name="T50">LinkedIn Profile</text:span></text:a></text:p>
      <text:p text:style-name="P5"/>
      <text:p text:style-name="P28">Professional Summary</text:p>
      <text:p text:style-name="P25">Dedicated System Administrator and Full-Stack Developer with hands-on experience supporting digital health systems, IT infrastructure, and software solutions. Skilled in Python, React, SQL, and Linux administration, with growing expertise in cloud and DevOps tools (AWS, Docker, Kubernetes).</text:p>
      <text:p text:style-name="P25">Passionate about building scalable, user-friendly systems and continuously improving through learning and collaboration.</text:p>
      <text:p text:style-name="P1"><text:span text:style-name="Strong_20_Emphasis"><text:span text:style-name="T49">Skills</text:span></text:span></text:p>
      <text:list text:style-name="WWNum2">
        <text:list-item>
          <text:p text:style-name="P12"><text:span text:style-name="Strong_20_Emphasis"><text:span text:style-name="T34">Languages: Python, JavaScript, SQL, Go, Bash</text:span></text:span></text:p>
        </text:list-item>
        <text:list-item>
          <text:p text:style-name="P12"><text:span text:style-name="Strong_20_Emphasis"><text:span text:style-name="T34">Frameworks &amp; Tools: React, Django, Docker, AWS, Kubernetes, Git, MySQL, MongoDB, SQLite</text:span></text:span></text:p>
        </text:list-item>
        <text:list-item>
          <text:p text:style-name="P12"><text:span text:style-name="Strong_20_Emphasis"><text:span text:style-name="T34">System Skills: Linux administration, Networking, Virtualization, Troubleshooting</text:span></text:span></text:p>
        </text:list-item>
        <text:list-item>
          <text:p text:style-name="P12"><text:span text:style-name="Strong_20_Emphasis"><text:span text:style-name="T34">Soft Skills: Communication, Teamwork, Problem-solving, Community Building</text:span></text:span></text:p>
        </text:list-item>
      </text:list>
      <text:p text:style-name="P8"/>
      <text:p text:style-name="P6"><text:span text:style-name="T10">Professional Experience</text:span></text:p>
      <text:p text:style-name="P4"><text:span text:style-name="T10">Hardware Sales Assistant : July 2025 - present</text:span></text:p>
      <text:p text:style-name="P25"><text:span text:style-name="T69">Nice Harvest Hardware Ltd ,Embu County.</text:span></text:p>
      <text:list text:style-name="WWNum11">
        <text:list-item>
          <text:p text:style-name="P26">Advised customers on suitable products, ensuring accuracy and satisfaction.</text:p>
        </text:list-item>
        <text:list-item>
          <text:p text:style-name="P26">Collaborated in inventory management and display optimization.</text:p>
        </text:list-item>
        <text:list-item>
          <text:p text:style-name="P26">Strengthened customer relations and contribut<text:span text:style-name="T30">ing</text:span> to repeat business.</text:p>
          <text:p text:style-name="P26"/>
        </text:list-item>
      </text:list>
      <text:p text:style-name="P11"><text:span text:style-name="Strong_20_Emphasis"><text:span text:style-name="T32">IT Support/ System Administrator <text:s/></text:span></text:span><text:span text:style-name="Strong_20_Emphasis"><text:span text:style-name="T33">(Attachment)</text:span></text:span><text:span text:style-name="Strong_20_Emphasis"><text:span text:style-name="T32"> : </text:span></text:span><text:span text:style-name="Strong_20_Emphasis"><text:span text:style-name="T34">Ja</text:span></text:span><text:span text:style-name="Strong_20_Emphasis"><text:span text:style-name="T2">n 2025 – May 2025</text:span></text:span></text:p>
      <text:p text:style-name="P11"><text:span text:style-name="Strong_20_Emphasis"><text:span text:style-name="T32"><text:s/></text:span></text:span><text:span text:style-name="Strong_20_Emphasis"><text:span text:style-name="T37">Kerugoya County Referral Hospital,Kerugoya.</text:span></text:span></text:p>
      <text:list text:style-name="WWNum4">
        <text:list-item>
          <text:p text:style-name="P15"><text:span text:style-name="Strong_20_Emphasis"><text:span text:style-name="T9">Installed critical security and functional patches to maintain system reliability and protection against intrusion.</text:span></text:span></text:p>
        </text:list-item>
        <text:list-item>
          <text:p text:style-name="P15"><text:soft-page-break/><text:span text:style-name="Strong_20_Emphasis"><text:span text:style-name="T9">Managed SHA system accounts and user permissions at an admin level, supporting county health coverage operations.</text:span></text:span></text:p>
        </text:list-item>
        <text:list-item>
          <text:p text:style-name="P15"><text:span text:style-name="Strong_20_Emphasis"><text:span text:style-name="T9">Monitored networks and devices to quickly resolve technical issues and reduce downtime.</text:span></text:span></text:p>
        </text:list-item>
        <text:list-item>
          <text:p text:style-name="P15"><text:span text:style-name="Strong_20_Emphasis"><text:span text:style-name="T9">Supported digital health initiatives, ensuring compliance with data standards and security policies.</text:span></text:span></text:p>
        </text:list-item>
      </text:list>
      <text:p text:style-name="P11"><text:span text:style-name="Strong_20_Emphasis"><text:span text:style-name="T45">Serviceman <text:s/>- <text:s/>National Youth Service, Kenya : November 2020 -November 2024</text:span></text:span></text:p>
      <text:list text:style-name="WWNum5">
        <text:list-item>
          <text:p text:style-name="P16"><text:span text:style-name="Strong_20_Emphasis"><text:span text:style-name="T9">Gained discipline and teamwork ,</text:span></text:span><text:span text:style-name="Strong_20_Emphasis"><text:span text:style-name="T43">and leadership </text:span></text:span><text:span text:style-name="Strong_20_Emphasis"><text:span text:style-name="T9">through structured training </text:span></text:span><text:span text:style-name="Strong_20_Emphasis"><text:span text:style-name="T43">and field assignments</text:span></text:span><text:span text:style-name="Strong_20_Emphasis"><text:span text:style-name="T9">.</text:span></text:span></text:p>
        </text:list-item>
        <text:list-item>
          <text:p text:style-name="P16"><text:span text:style-name="Strong_20_Emphasis"><text:span text:style-name="T9">Assisted in disaster management operations and national </text:span></text:span><text:span text:style-name="Strong_20_Emphasis"><text:span text:style-name="T43">service</text:span></text:span><text:span text:style-name="Strong_20_Emphasis"><text:span text:style-name="T9"> programs </text:span></text:span><text:span text:style-name="Strong_20_Emphasis"><text:span text:style-name="T43">promoting community resilience and a positive outlook of the NYS</text:span></text:span><text:span text:style-name="Strong_20_Emphasis"><text:span text:style-name="T9">.</text:span></text:span></text:p>
        </text:list-item>
      </text:list>
      <text:p text:style-name="P22"><text:span text:style-name="Strong_20_Emphasis"><text:span text:style-name="T46">Sales and Logistics assistant -</text:span></text:span><text:span text:style-name="Strong_20_Emphasis"><text:span text:style-name="T45">JERI M Holdings , Embu County </text:span></text:span></text:p>
      <text:p text:style-name="P22"><text:span text:style-name="Strong_20_Emphasis"><text:span text:style-name="T45">March 2019 – January 2020</text:span></text:span></text:p>
      <text:list text:style-name="WWNum9">
        <text:list-item>
          <text:p text:style-name="P18"><text:span text:style-name="Strong_20_Emphasis"><text:span text:style-name="T9">Managed stock levels, deliveries, and invoice preparation </text:span></text:span><text:span text:style-name="Strong_20_Emphasis"><text:span text:style-name="T43">for efficient supply-chain operations.</text:span></text:span></text:p>
        </text:list-item>
        <text:list-item>
          <text:p text:style-name="P27"><text:span text:style-name="T70">Built strong and lasting </text:span><text:s/>customer relations through clear communication and <text:s/>reliab<text:span text:style-name="T70">le service.</text:span></text:p>
          <text:p text:style-name="P17"><text:span text:style-name="Strong_20_Emphasis"><text:span text:style-name="T9"/></text:span></text:p>
        </text:list-item>
      </text:list>
      <text:p text:style-name="P7"><text:span text:style-name="T10">Projects </text:span><text:span text:style-name="T11">and Volunteering</text:span></text:p>
      <text:p text:style-name="P23"><text:span text:style-name="Strong_20_Emphasis"><text:span text:style-name="T48">Projects</text:span></text:span></text:p>
      <text:p text:style-name="P21"><text:span text:style-name="Strong_20_Emphasis"><text:span text:style-name="T45">Portfolio Website :</text:span></text:span><text:span text:style-name="Strong_20_Emphasis"><text:span text:style-name="T9"> </text:span></text:span><text:a xlink:type="simple" xlink:href="https://codewin1.github.io/edwinmurimi/" text:style-name="Internet_20_link" text:visited-style-name="Visited_20_Internet_20_Link"><text:span text:style-name="Internet_20_link"><text:span text:style-name="T37">https://codewin1.github.io/edwinmurimi/</text:span></text:span></text:a><text:span text:style-name="Strong_20_Emphasis"><text:span text:style-name="T37"> </text:span></text:span></text:p>
      <text:p text:style-name="P21"><text:span text:style-name="Strong_20_Emphasis"><text:span text:style-name="T41">Built a personal portfolio using HTML, CSS, and GitHub Pages to showcase projects, technical skills, and achievements. Integrated Form-spree for contact form handling and version control via Git.</text:span></text:span></text:p>
      <text:p text:style-name="P11"><text:span text:style-name="Strong_20_Emphasis"><text:span text:style-name="T9"/></text:span></text:p>
      <text:p text:style-name="P21"><text:span text:style-name="Strong_20_Emphasis"><text:span text:style-name="T47">CORD-19 Data Analysis</text:span></text:span><text:span text:style-name="Strong_20_Emphasis"><text:span text:style-name="T41"> :</text:span></text:span><text:span text:style-name="Strong_20_Emphasis"><text:span text:style-name="T38"> “ Demystifying COVID-19”</text:span></text:span></text:p>
      <text:p text:style-name="P20"><text:span text:style-name="Strong_20_Emphasis"><text:span text:style-name="T41">Analyzed Kaggle’s CORD-19 dataset using Python (Pandas, Seaborn, Matplotlib) and Streamlit for interactive visualization; focused on data cleaning and trend exploration to practice analytics and visualization workflows.</text:span></text:span></text:p>
      <text:h text:style-name="Heading_20_3" text:outline-level="3" text:is-list-header="true"><text:span text:style-name="Strong_20_Emphasis"><text:span text:style-name="T49">Volunteering</text:span></text:span></text:h>
      <text:p text:style-name="Text_20_body"><text:span text:style-name="Strong_20_Emphasis"><text:span text:style-name="T52"/></text:span></text:p>
      <text:p text:style-name="Text_20_body"><text:span text:style-name="Strong_20_Emphasis"><text:span text:style-name="T52"/></text:span></text:p>
      <text:p text:style-name="P20"><text:soft-page-break/><text:span text:style-name="Strong_20_Emphasis"><text:span text:style-name="T32">Kirinyaga County Health Digitization Initiative</text:span></text:span></text:p>
      <text:p text:style-name="P20"><text:span text:style-name="Strong_20_Emphasis"><text:span text:style-name="T37">supported digital health systems for county healthcare workers </text:span></text:span><text:span text:style-name="Strong_20_Emphasis"><text:span text:style-name="T39">under the county government of Kirinyaga.</text:span></text:span></text:p>
      <text:list text:style-name="L4">
        <text:list-item>
          <text:p text:style-name="P24"><text:span text:style-name="Strong_20_Emphasis"><text:span text:style-name="T34">Deployed and maintained Health Pro and Taifa Care systems for over 40 health personnel across Mwea West and South Sub-counties.</text:span></text:span></text:p>
        </text:list-item>
        <text:list-item>
          <text:p text:style-name="P24"><text:span text:style-name="Strong_20_Emphasis"><text:span text:style-name="T34">Configured network environments and servers for system hosting and ensured secure connectivity.</text:span></text:span></text:p>
        </text:list-item>
        <text:list-item>
          <text:p text:style-name="P24"><text:span text:style-name="Strong_20_Emphasis"><text:span text:style-name="T34">Upgraded hardware and software, secured local networks, and provided ongoing technical support.</text:span></text:span></text:p>
        </text:list-item>
        <text:list-item>
          <text:p text:style-name="P24"><text:span text:style-name="Strong_20_Emphasis"><text:span text:style-name="T34">Trained healthcare staff and simplified workflows to boost digital-system adoption.</text:span></text:span></text:p>
        </text:list-item>
      </text:list>
      <text:p text:style-name="P7"><text:span text:style-name="T10">Education</text:span></text:p>
      <text:p text:style-name="P11"><text:span text:style-name="Strong_20_Emphasis"><text:span text:style-name="T45">Software Development </text:span></text:span><text:span text:style-name="Strong_20_Emphasis"><text:span text:style-name="T48">(S</text:span></text:span><text:span text:style-name="Strong_20_Emphasis"><text:span text:style-name="T45">cholarship</text:span></text:span><text:span text:style-name="Strong_20_Emphasis"><text:span text:style-name="T48">)</text:span></text:span><text:span text:style-name="Strong_20_Emphasis"><text:span text:style-name="T45"> –</text:span></text:span><text:span text:style-name="Strong_20_Emphasis"><text:span text:style-name="T9"> Power Learn Project </text:span></text:span><text:span text:style-name="Strong_20_Emphasis"><text:span text:style-name="T44">Africa.</text:span></text:span></text:p>
      <text:list text:style-name="WWNum10">
        <text:list-item>
          <text:p text:style-name="P19"><text:span text:style-name="Strong_20_Emphasis"><text:span text:style-name="T9">July cohort 2025</text:span></text:span></text:p>
        </text:list-item>
      </text:list>
      <text:p text:style-name="P11"><text:span text:style-name="Strong_20_Emphasis"><text:span text:style-name="T45">Diploma in Information Communication Technology </text:span></text:span><text:span text:style-name="Strong_20_Emphasis"><text:span text:style-name="T48">(DICT) </text:span></text:span><text:span text:style-name="Strong_20_Emphasis"><text:span text:style-name="T42">- </text:span></text:span><text:span text:style-name="Strong_20_Emphasis"><text:span text:style-name="T9">NYS Institute of Business Studies - Ruaraka.</text:span></text:span></text:p>
      <text:p text:style-name="P11"><text:span text:style-name="Strong_20_Emphasis"><text:span text:style-name="T45">Kenya Certificate of Secondary Education </text:span></text:span><text:span text:style-name="Strong_20_Emphasis"><text:span text:style-name="T9">- Kiabarikiri <text:s/>Secondary School </text:span></text:span></text:p>
      <text:p text:style-name="P11"><text:span text:style-name="Strong_20_Emphasis"><text:span text:style-name="T9"/></text:span></text:p>
      <text:p text:style-name="P11"><text:span text:style-name="Strong_20_Emphasis"><text:span text:style-name="T45">Kenya Certificate of Primary Education</text:span></text:span><text:span text:style-name="Strong_20_Emphasis"><text:span text:style-name="T44"> - </text:span></text:span><text:span text:style-name="Strong_20_Emphasis"><text:span text:style-name="T9">Glory land Academy, Kerugoya,Kirinyaga County.</text:span></text:span></text:p>
      <text:p text:style-name="P7"><text:span text:style-name="T10">Referees</text:span></text:p>
      <text:p text:style-name="P3"><text:span text:style-name="Strong_20_Emphasis"><text:span text:style-name="T9">Available upon request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3pt" style:font-size-asian="13pt" style:font-size-complex="13pt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6:02:54</meta:creation-date>
    <dc:language>en-US</dc:language>
    <meta:print-date>2025-10-12T16:14:11.429365640</meta:print-date>
    <dc:date>2025-10-12T18:34:33.323425373</dc:date>
    <meta:editing-cycles>34</meta:editing-cycles>
    <meta:editing-duration>PT2H32M10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3" meta:paragraph-count="53" meta:word-count="500" meta:character-count="3776" meta:non-whitespace-character-count="3333"/>
    <meta:user-defined meta:name="AppVersion">15.0000</meta:user-defined>
  </office:meta>
</office:document-meta>
</file>